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October 29, 2021 (07:12: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9T23:13:07Z</meta:creation-date>
    <dc:date>2021-10-29T23:13:07Z</dc:date>
    <meta:user-defined meta:name="date" meta:value-type="string">October  29, 2021 (07:12: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